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ControllerGui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ControllerGui.TransactionControll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roll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actionControll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rollerGui.modifyTestElement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Controll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